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c47" officeooo:paragraph-rsid="0010dc47"/>
    </style:style>
    <style:style style:name="P2" style:family="paragraph" style:parent-style-name="Standard">
      <style:text-properties fo:color="#b4c7dc" loext:opacity="100%" officeooo:rsid="0010dc47" officeooo:paragraph-rsid="0010dc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 1</text:p>
      <text:p text:style-name="P1"/>
      <text:p text:style-name="P1">TZR app recognizes following short names for time zones:</text:p>
      <text:p text:style-name="P1">{'ART': 'America/Argentina/Buenos_Aires',</text:p>
      <text:p text:style-name="P1"><text:s/>'CST': 'US/Central',</text:p>
      <text:p text:style-name="P1"><text:s/>'EST': 'US/Eastern',</text:p>
      <text:p text:style-name="P1"><text:s/>'IST': 'Asia/Kolkata',</text:p>
      <text:p text:style-name="P1"><text:s/>'JST': 'Asia/Tokyo',</text:p>
      <text:p text:style-name="P1"><text:s/>'MSK': 'Europe/Moscow',</text:p>
      <text:p text:style-name="P1"><text:s/>'PST': 'US/Pacific',</text:p>
      <text:p text:style-name="P1"><text:s/>'TURKEY': 'Europe/Istanbul',</text:p>
      <text:p text:style-name="P1"><text:s/>'UTC': 'Etc/UTC'}</text:p>
      <text:p text:style-name="P1">Contact base is empty</text:p>
      <text:p text:style-name="P1">You have 0 entries saved in your Contact base</text:p>
      <text:p text:style-name="P1"/>
      <text:p text:style-name="P1"/>
      <text:p text:style-name="P1"><text:bookmark-start text:name="__DdeLink__4_1088550134"/>choose action:</text:p>
      <text:p text:style-name="P1">0.time operation</text:p>
      <text:p text:style-name="P1">1.add contact</text:p>
      <text:p text:style-name="P1">2.see contact info</text:p>
      <text:p text:style-name="P1">3.change contact</text:p>
      <text:p text:style-name="P1">4.export contacts</text:p>
      <text:p text:style-name="P1">5.exit<text:bookmark-end text:name="__DdeLink__4_1088550134"/></text:p>
      <text:p text:style-name="P1"/>
      <text:p text:style-name="P1">screen 2</text:p>
      <text:p text:style-name="P2"><text:bookmark-start text:name="__DdeLink__4728_1088550134"/>Action 1.add contact<text:bookmark-end text:name="__DdeLink__4728_1088550134"/></text:p>
      <text:p text:style-name="P1"/>
      <text:p text:style-name="P1"><text:bookmark-start text:name="__DdeLink__4732_1088550134"/>Enter contact name/nick:&gt; Cetin</text:p>
      <text:p text:style-name="P1">Where do you communicate? (Discord, Skype, Telegram, WhatsApp, etc.):&gt; Discord</text:p>
      <text:p text:style-name="P1">Additional info/ commentary:&gt; Hyperskill nicest guy</text:p>
      <text:p text:style-name="P1">Where this contact lives?:&gt; Turkey</text:p>
      <text:p text:style-name="P1">Enter the name of time zone or hours of time difference to UTC/GMT:&gt; TURKEY</text:p>
      <text:p text:style-name="P1">('Cetin', 'Discord', 'Hyperskill nicest guy', 'Turkey', 'TURKEY', None)<text:bookmark-end text:name="__DdeLink__4732_1088550134"/></text:p>
      <text:p text:style-name="P1"/>
      <text:p text:style-name="P1">screen 3</text:p>
      <text:p text:style-name="P2">Action 000 secret command</text:p>
      <text:p text:style-name="P1">&gt; 000</text:p>
      <text:p text:style-name="P1">table: contact / tzrContactBook.db: </text:p>
      <text:p text:style-name="P1">contact_name <text:s text:c="3"/>| platform <text:s text:c="2"/>| comment <text:s text:c="43"/>| location <text:s/>| zone_name <text:s text:c="3"/>| utc_offset </text:p>
      <text:p text:style-name="P1">__________________________________________________________________________________________________________________________________</text:p>
      <text:p text:style-name="P1">Cetin <text:s text:c="10"/>| Discord <text:s text:c="3"/>| Hyperskill nicest guy <text:s text:c="29"/>| Turkey <text:s text:c="3"/>| TURKEY <text:s text:c="6"/>| None <text:s text:c="5"/></text:p>
      <text:p text:style-name="P1"/>
      <text:p text:style-name="P1">Number of entries: 1</text:p>
      <text:p text:style-name="P1"/>
      <text:p text:style-name="P1">screen 4</text:p>
      <text:p text:style-name="P2">Action 2.see contact info</text:p>
      <text:p text:style-name="P1">List of contacts: </text:p>
      <text:p text:style-name="P1">Cetin</text:p>
      <text:p text:style-name="P1"><text:soft-page-break/>Enter data for search(contact name/platform/time zone/time difference):&gt; Discord</text:p>
      <text:p text:style-name="P1">Contacts from Discord:</text:p>
      <text:p text:style-name="P1">[('Cetin', 'Discord', 'Hyperskill nicest guy', 'Turkey', 'TURKEY', None)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2" meta:paragraph-count="43" meta:word-count="178" meta:character-count="1515" meta:non-whitespace-character-count="1260"/>
  </office:meta>
</office:document-meta>
</file>